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E0000008BC9DA8850F46FFEBA.png" manifest:media-type="image/png"/>
  <manifest:file-entry manifest:full-path="Pictures/100000000000008E0000008BAB9C744DB2328C36.png" manifest:media-type="image/png"/>
  <manifest:file-entry manifest:full-path="Pictures/100000000000008E0000008BC1BECFA35B649209.png" manifest:media-type="image/png"/>
  <manifest:file-entry manifest:full-path="Pictures/10000000000000820000002FBCFD70FDEC3C541E.png" manifest:media-type="image/png"/>
  <manifest:file-entry manifest:full-path="Pictures/10000000000000820000002F79FD44379AEB356E.png" manifest:media-type="image/png"/>
  <manifest:file-entry manifest:full-path="Pictures/100000000000008E0000008B891C0B663B0D07FE.png" manifest:media-type="image/png"/>
  <manifest:file-entry manifest:full-path="Pictures/100002010000001A0000001A720560C637E00EB6.png" manifest:media-type="image/png"/>
  <manifest:file-entry manifest:full-path="Pictures/100000000000002000000020B2FF2A327EABC87D.png" manifest:media-type="image/png"/>
  <manifest:file-entry manifest:full-path="Pictures/10000000000000820000002F7833B38B245FB7BD.png" manifest:media-type="image/png"/>
  <manifest:file-entry manifest:full-path="Pictures/100000000000008E0000008B958FB2131C97B4E2.png" manifest:media-type="image/png"/>
  <manifest:file-entry manifest:full-path="Pictures/100002010000001A0000001AE24DE60DC1E03B38.png" manifest:media-type="image/png"/>
  <manifest:file-entry manifest:full-path="Pictures/10000000000000820000002FCDD054FAFC57D1DD.png" manifest:media-type="image/png"/>
  <manifest:file-entry manifest:full-path="Pictures/1000000000000517000002806F2EFDBB16F57E00.png" manifest:media-type="image/png"/>
  <manifest:file-entry manifest:full-path="Pictures/100000000000008E0000008BDD688E7445C4AF01.png" manifest:media-type="image/png"/>
  <manifest:file-entry manifest:full-path="Pictures/100002010000001A0000001A786D9283E3E18100.png" manifest:media-type="image/png"/>
  <manifest:file-entry manifest:full-path="Pictures/100000000000008E0000008BFDA5C3E8DB09A30F.png" manifest:media-type="image/png"/>
  <manifest:file-entry manifest:full-path="Pictures/100000000000008E0000008B5115488572DADB65.png" manifest:media-type="image/png"/>
  <manifest:file-entry manifest:full-path="Pictures/10000000000000820000002FEA8806D02BADA32A.png" manifest:media-type="image/png"/>
  <manifest:file-entry manifest:full-path="Pictures/100000000000008E0000008BB6B1CC4AC37AE287.png" manifest:media-type="image/png"/>
  <manifest:file-entry manifest:full-path="Pictures/100000000000008E0000008BBE8121E893F01D83.png" manifest:media-type="image/png"/>
  <manifest:file-entry manifest:full-path="Pictures/100000000000008E0000008B0129097A538BFC79.png" manifest:media-type="image/png"/>
  <manifest:file-entry manifest:full-path="Pictures/10000000000000820000002F46F1E7E38F0B6690.png" manifest:media-type="image/png"/>
  <manifest:file-entry manifest:full-path="Pictures/10000000000000820000002FD7CEAEF0AAD2295F.png" manifest:media-type="image/png"/>
  <manifest:file-entry manifest:full-path="Pictures/100000000000008E0000008BE88451C24AC024DB.png" manifest:media-type="image/png"/>
  <manifest:file-entry manifest:full-path="Pictures/100000000000008E0000008B8A031D3A801334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6cm" fo:min-width="0.702cm"/>
    </style:style>
    <style:style style:name="gr4" style:family="graphic" style:parent-style-name="standard">
      <style:graphic-properties draw:textarea-horizontal-align="justify" draw:textarea-vertical-align="middle" draw:auto-grow-height="false" fo:min-height="1.802cm" fo:min-width="2.046cm"/>
    </style:style>
    <style:style style:name="gr5" style:family="graphic" style:parent-style-name="standard">
      <style:graphic-properties draw:textarea-horizontal-align="justify" draw:textarea-vertical-align="middle" draw:auto-grow-height="false" fo:min-height="0.74cm" fo:min-width="0.844cm"/>
    </style:style>
    <style:style style:name="gr6" style:family="graphic" style:parent-style-name="standard">
      <style:graphic-properties draw:textarea-horizontal-align="justify" draw:textarea-vertical-align="middle" draw:auto-grow-height="false" fo:min-height="1.518cm" fo:min-width="1.764cm"/>
    </style:style>
    <style:style style:name="gr7" style:family="graphic" style:parent-style-name="standard">
      <style:graphic-properties draw:textarea-horizontal-align="justify" draw:textarea-vertical-align="middle" draw:auto-grow-height="false" fo:min-height="0.882cm" fo:min-width="1.056cm"/>
    </style:style>
    <style:style style:name="gr8" style:family="graphic" style:parent-style-name="standard">
      <style:graphic-properties draw:textarea-horizontal-align="justify" draw:textarea-vertical-align="middle" draw:auto-grow-height="false" fo:min-height="4.348cm" fo:min-width="4.45cm"/>
    </style:style>
    <style:style style:name="gr9" style:family="graphic" style:parent-style-name="standard">
      <style:graphic-properties draw:textarea-horizontal-align="justify" draw:textarea-vertical-align="middle" draw:auto-grow-height="false" fo:min-height="5.408cm" fo:min-width="5.864cm"/>
    </style:style>
    <style:style style:name="gr10" style:family="graphic" style:parent-style-name="standard">
      <style:graphic-properties draw:textarea-horizontal-align="justify" draw:textarea-vertical-align="middle" draw:auto-grow-height="false" fo:min-height="11.702cm" fo:min-width="15.19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draw:layer="layout" svg:width="3.756cm" svg:height="3.677cm" svg:x="0.3cm" svg:y="13.001cm">
          <draw:image xlink:href="Pictures/100000000000008E0000008BDD688E7445C4AF01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CDD054FAFC57D1DD.png" xlink:type="simple" xlink:show="embed" xlink:actuate="onLoad">
            <text:p/>
          </draw:image>
        </draw:frame>
      </draw:page>
      <draw:page draw:name="page2" draw:style-name="dp1" draw:master-page-name="Padrão">
        <draw:frame draw:style-name="gr1" draw:text-style-name="P1" xml:id="id1" draw:id="id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1" draw:end-shape="id1" svg:d="M17263-32z" svg:viewBox="0 0 1 1">
          <text:p/>
        </draw:connector>
        <draw:frame draw:style-name="gr1" draw:text-style-name="P1" draw:layer="layout" svg:width="0.687cm" svg:height="0.687cm" svg:x="0.5cm" svg:y="14.713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draw:layer="layout" svg:width="3.756cm" svg:height="3.677cm" svg:x="0.3cm" svg:y="13.001cm">
          <draw:image xlink:href="Pictures/100000000000008E0000008B5115488572DADB65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7833B38B245FB7BD.png" xlink:type="simple" xlink:show="embed" xlink:actuate="onLoad">
            <text:p/>
          </draw:image>
        </draw:frame>
      </draw:page>
      <draw:page draw:name="page3" draw:style-name="dp1" draw:master-page-name="Padrão">
        <draw:frame draw:style-name="gr1" draw:text-style-name="P1" xml:id="id2" draw:id="id2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" draw:id="id3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2" draw:end-shape="id2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3" draw:start-glue-point="2" svg:d="M33643 6087l-12756 6269" svg:viewBox="0 0 12757 6270">
          <text:p/>
        </draw:connector>
        <draw:frame draw:style-name="gr1" draw:text-style-name="P1" draw:layer="layout" svg:width="3.756cm" svg:height="3.677cm" svg:x="0.3cm" svg:y="13cm">
          <draw:image xlink:href="Pictures/100000000000008E0000008B958FB2131C97B4E2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</draw:page>
      <draw:page draw:name="page4" draw:style-name="dp1" draw:master-page-name="Padrão">
        <draw:frame draw:style-name="gr1" draw:text-style-name="P1" xml:id="id4" draw:id="id4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5" draw:id="id5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6" draw:id="id6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4" draw:end-shape="id4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5" draw:start-glue-point="2" draw:end-shape="id6" draw:end-glue-point="1" svg:d="M33643 6087l-12756 6269" svg:viewBox="0 0 12757 6270">
          <text:p/>
        </draw:connector>
        <draw:frame draw:style-name="gr1" draw:text-style-name="P1" draw:layer="layout" svg:width="3.756cm" svg:height="3.677cm" svg:x="0.3cm" svg:y="13.001cm">
          <draw:image xlink:href="Pictures/100000000000008E0000008B891C0B663B0D07FE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</draw:page>
      <draw:page draw:name="page5" draw:style-name="dp1" draw:master-page-name="Padrão">
        <draw:frame draw:style-name="gr1" draw:text-style-name="P1" xml:id="id7" draw:id="id7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8" draw:id="id8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9" draw:id="id9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7" draw:end-shape="id7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8" draw:start-glue-point="2" draw:end-shape="id9" draw:end-glue-point="1" svg:d="M33643 6087l-12756 6269" svg:viewBox="0 0 12757 6270">
          <text:p/>
        </draw:connector>
        <draw:frame draw:style-name="gr1" draw:text-style-name="P1" xml:id="id10" draw:id="id10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9" draw:start-glue-point="3" draw:end-shape="id10" draw:end-glue-point="2" svg:d="M20200 12356l-5057-4756" svg:viewBox="0 0 5058 4757">
          <text:p/>
        </draw:connector>
        <draw:frame draw:style-name="gr1" draw:text-style-name="P1" draw:layer="layout" svg:width="3.756cm" svg:height="3.677cm" svg:x="0.3cm" svg:y="13.001cm">
          <draw:image xlink:href="Pictures/100000000000008E0000008BFDA5C3E8DB09A30F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79FD44379AEB356E.png" xlink:type="simple" xlink:show="embed" xlink:actuate="onLoad">
            <text:p/>
          </draw:image>
        </draw:frame>
      </draw:page>
      <draw:page draw:name="page6" draw:style-name="dp1" draw:master-page-name="Padrão">
        <draw:frame draw:style-name="gr1" draw:text-style-name="P1" xml:id="id11" draw:id="id1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12" draw:id="id12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13" draw:id="id13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11" draw:end-shape="id11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12" draw:start-glue-point="2" draw:end-shape="id13" draw:end-glue-point="1" svg:d="M33643 6087l-12756 6269" svg:viewBox="0 0 12757 6270">
          <text:p/>
        </draw:connector>
        <draw:frame draw:style-name="gr1" draw:text-style-name="P1" xml:id="id14" draw:id="id14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13" draw:start-glue-point="3" draw:end-shape="id14" draw:end-glue-point="2" svg:d="M20200 12356l-5057-4756" svg:viewBox="0 0 5058 4757">
          <text:p/>
        </draw:connector>
        <draw:custom-shape draw:style-name="gr3" draw:text-style-name="P2" draw:layer="layout" svg:width="1.7cm" svg:height="1.2cm" svg:x="32.9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B6B1CC4AC37AE287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</draw:page>
      <draw:page draw:name="page7" draw:style-name="dp1" draw:master-page-name="Padrão">
        <draw:frame draw:style-name="gr1" draw:text-style-name="P1" xml:id="id15" draw:id="id15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16" draw:id="id16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17" draw:id="id17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15" draw:end-shape="id15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16" draw:start-glue-point="2" draw:end-shape="id17" draw:end-glue-point="1" svg:d="M33643 6087l-12756 6269" svg:viewBox="0 0 12757 6270">
          <text:p/>
        </draw:connector>
        <draw:frame draw:style-name="gr1" draw:text-style-name="P1" xml:id="id18" draw:id="id18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17" draw:start-glue-point="3" draw:end-shape="id18" draw:end-glue-point="2" svg:d="M20200 12356l-5057-4756" svg:viewBox="0 0 5058 4757">
          <text:p/>
        </draw:connector>
        <draw:custom-shape draw:style-name="gr4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BE8121E893F01D83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46F1E7E38F0B6690.png" xlink:type="simple" xlink:show="embed" xlink:actuate="onLoad">
            <text:p/>
          </draw:image>
        </draw:frame>
      </draw:page>
      <draw:page draw:name="page8" draw:style-name="dp1" draw:master-page-name="Padrão">
        <draw:frame draw:style-name="gr1" draw:text-style-name="P1" xml:id="id19" draw:id="id19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0" draw:id="id20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1" draw:id="id21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19" draw:end-shape="id19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20" draw:start-glue-point="2" draw:end-shape="id21" draw:end-glue-point="1" svg:d="M33643 6087l-12756 6269" svg:viewBox="0 0 12757 6270">
          <text:p/>
        </draw:connector>
        <draw:frame draw:style-name="gr1" draw:text-style-name="P1" xml:id="id22" draw:id="id22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21" draw:start-glue-point="3" draw:end-shape="id22" draw:end-glue-point="2" svg:d="M20200 12356l-5057-4756" svg:viewBox="0 0 5058 4757">
          <text:p/>
        </draw:connector>
        <draw:custom-shape draw:style-name="gr4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cm" svg:height="1.4cm" svg:x="19.5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0129097A538BFC79.png" xlink:type="simple" xlink:show="embed" xlink:actuate="onLoad">
            <text:p/>
          </draw:image>
        </draw:frame>
        <draw:frame draw:style-name="gr1" draw:text-style-name="P1" draw:layer="layout" svg:width="0.687cm" svg:height="0.687cm" svg:x="30.249cm" svg:y="15.547cm">
          <draw:image xlink:href="Pictures/100002010000001A0000001A786D9283E3E18100.png" xlink:type="simple" xlink:show="embed" xlink:actuate="onLoad">
            <text:p/>
          </draw:image>
        </draw:frame>
        <draw:frame draw:style-name="gr1" draw:text-style-name="P1" draw:layer="layout" svg:width="0.687cm" svg:height="0.687cm" svg:x="31.214cm" svg:y="15.514cm">
          <draw:image xlink:href="Pictures/100002010000001A0000001A720560C637E00EB6.png" xlink:type="simple" xlink:show="embed" xlink:actuate="onLoad">
            <text:p/>
          </draw:image>
        </draw:frame>
        <draw:frame draw:style-name="gr1" draw:text-style-name="P1" draw:layer="layout" svg:width="0.687cm" svg:height="0.687cm" svg:x="32.2cm" svg:y="15.513cm">
          <draw:image xlink:href="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D7CEAEF0AAD2295F.png" xlink:type="simple" xlink:show="embed" xlink:actuate="onLoad">
            <text:p/>
          </draw:image>
        </draw:frame>
      </draw:page>
      <draw:page draw:name="page9" draw:style-name="dp1" draw:master-page-name="Padrão">
        <draw:frame draw:style-name="gr1" draw:text-style-name="P1" xml:id="id23" draw:id="id23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4" draw:id="id24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5" draw:id="id25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23" draw:end-shape="id23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24" draw:start-glue-point="2" draw:end-shape="id25" draw:end-glue-point="1" svg:d="M33643 6087l-12756 6269" svg:viewBox="0 0 12757 6270">
          <text:p/>
        </draw:connector>
        <draw:frame draw:style-name="gr1" draw:text-style-name="P1" xml:id="id26" draw:id="id26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25" draw:start-glue-point="3" draw:end-shape="id26" draw:end-glue-point="2" svg:d="M20200 12356l-5057-4756" svg:viewBox="0 0 5058 4757">
          <text:p/>
        </draw:connector>
        <draw:custom-shape draw:style-name="gr4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E88451C24AC024DB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</draw:page>
      <draw:page draw:name="page10" draw:style-name="dp1" draw:master-page-name="Padrão">
        <draw:frame draw:style-name="gr1" draw:text-style-name="P1" xml:id="id27" draw:id="id27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8" draw:id="id28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9" draw:id="id29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27" draw:end-shape="id27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28" draw:start-glue-point="2" draw:end-shape="id29" draw:end-glue-point="1" svg:d="M33643 6087l-12756 6269" svg:viewBox="0 0 12757 6270">
          <text:p/>
        </draw:connector>
        <draw:frame draw:style-name="gr1" draw:text-style-name="P1" xml:id="id30" draw:id="id30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29" draw:start-glue-point="3" draw:end-shape="id30" draw:end-glue-point="2" svg:d="M20200 12356l-5057-4756" svg:viewBox="0 0 5058 4757">
          <text:p/>
        </draw:connector>
        <draw:custom-shape draw:style-name="gr4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7cm" svg:height="1.2cm" svg:x="14.3cm" svg:y="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8A031D3A8013349B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</draw:page>
      <draw:page draw:name="page11" draw:style-name="dp1" draw:master-page-name="Padrão">
        <draw:frame draw:style-name="gr1" draw:text-style-name="P1" xml:id="id31" draw:id="id3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2" draw:id="id32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33" draw:id="id33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31" draw:end-shape="id31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32" draw:start-glue-point="2" draw:end-shape="id33" draw:end-glue-point="1" svg:d="M33643 6087l-12756 6269" svg:viewBox="0 0 12757 6270">
          <text:p/>
        </draw:connector>
        <draw:frame draw:style-name="gr1" draw:text-style-name="P1" xml:id="id34" draw:id="id34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33" draw:start-glue-point="3" draw:end-shape="id34" draw:end-glue-point="2" svg:d="M20200 12356l-5057-4756" svg:viewBox="0 0 5058 4757">
          <text:p/>
        </draw:connector>
        <draw:custom-shape draw:style-name="gr4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2cm" svg:height="1.6cm" svg:x="14.3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0129097A538BFC79.png" xlink:type="simple" xlink:show="embed" xlink:actuate="onLoad">
            <text:p/>
          </draw:image>
        </draw:frame>
        <draw:frame draw:style-name="gr1" draw:text-style-name="P1" draw:layer="layout" svg:width="3.439cm" svg:height="1.243cm" svg:x="11.501cm" svg:y="15.501cm">
          <draw:image xlink:href="Pictures/10000000000000820000002FEA8806D02BADA32A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</draw:page>
      <draw:page draw:name="page12" draw:style-name="dp1" draw:master-page-name="Padrão">
        <draw:frame draw:style-name="gr1" draw:text-style-name="P1" xml:id="id35" draw:id="id35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6" draw:id="id36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37" draw:id="id37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35" draw:end-shape="id35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36" draw:start-glue-point="2" draw:end-shape="id37" draw:end-glue-point="1" svg:d="M33643 6087l-12756 6269" svg:viewBox="0 0 12757 6270">
          <text:p/>
        </draw:connector>
        <draw:frame draw:style-name="gr1" draw:text-style-name="P1" xml:id="id38" draw:id="id38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37" draw:start-glue-point="3" draw:end-shape="id38" draw:end-glue-point="2" svg:d="M20200 12356l-5057-4756" svg:viewBox="0 0 5058 4757">
          <text:p/>
        </draw:connector>
        <draw:custom-shape draw:style-name="gr4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7cm" svg:height="6.5cm" svg:x="13.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C1BECFA35B649209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</draw:page>
      <draw:page draw:name="page13" draw:style-name="dp1" draw:master-page-name="Padrão">
        <draw:frame draw:style-name="gr1" draw:text-style-name="P1" xml:id="id39" draw:id="id39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40" draw:id="id40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41" draw:id="id41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39" draw:end-shape="id39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40" draw:start-glue-point="2" draw:end-shape="id41" draw:end-glue-point="1" svg:d="M33643 6087l-12756 6269" svg:viewBox="0 0 12757 6270">
          <text:p/>
        </draw:connector>
        <draw:frame draw:style-name="gr1" draw:text-style-name="P1" xml:id="id42" draw:id="id42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41" draw:start-glue-point="3" draw:end-shape="id42" draw:end-glue-point="2" svg:d="M20200 12356l-5057-4756" svg:viewBox="0 0 5058 4757">
          <text:p/>
        </draw:connector>
        <draw:custom-shape draw:style-name="gr4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9cm" svg:height="8cm" svg:x="13.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AB9C744DB2328C36.png" xlink:type="simple" xlink:show="embed" xlink:actuate="onLoad">
            <text:p/>
          </draw:image>
        </draw:frame>
        <draw:frame draw:style-name="gr1" draw:text-style-name="P1" draw:layer="layout" svg:width="3.439cm" svg:height="1.243cm" svg:x="0.601cm" svg:y="1.701cm">
          <draw:image xlink:href="Pictures/10000000000000820000002FBCFD70FDEC3C541E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</draw:page>
      <draw:page draw:name="page14" draw:style-name="dp1" draw:master-page-name="Padrão">
        <draw:frame draw:style-name="gr1" draw:text-style-name="P1" xml:id="id43" draw:id="id43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44" draw:id="id44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45" draw:id="id45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43" draw:end-shape="id43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44" draw:start-glue-point="2" draw:end-shape="id45" draw:end-glue-point="1" svg:d="M33643 6087l-12756 6269" svg:viewBox="0 0 12757 6270">
          <text:p/>
        </draw:connector>
        <draw:frame draw:style-name="gr1" draw:text-style-name="P1" xml:id="id46" draw:id="id46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45" draw:start-glue-point="3" draw:end-shape="id46" draw:end-glue-point="2" svg:d="M20200 12356l-5057-4756" svg:viewBox="0 0 5058 4757">
          <text:p/>
        </draw:connector>
        <draw:custom-shape draw:style-name="gr4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22.2cm" svg:height="16.9cm" svg:x="4.4cm" svg:y="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C9DA8850F46FFEBA.png" xlink:type="simple" xlink:show="embed" xlink:actuate="onLoad">
            <text:p/>
          </draw:image>
        </draw:frame>
        <draw:frame draw:style-name="gr1" draw:text-style-name="P1" draw:layer="layout" svg:width="3.439cm" svg:height="1.243cm" svg:x="4.6cm" svg:y="15.357cm">
          <draw:image xlink:href="Pictures/10000000000000820000002FBCFD70FDEC3C541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3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 draw:fill-image-width="0cm" draw:fill-image-height="0cm" draw:shadow="hidden" draw:shadow-offset-x="0.4cm" draw:shadow-offset-y="0.4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.5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4T13:41:59.441567042</meta:creation-date>
    <dc:date>2020-06-20T20:45:57.101693218</dc:date>
    <meta:editing-duration>PT1H31M35S</meta:editing-duration>
    <meta:editing-cycles>17</meta:editing-cycles>
    <meta:generator>LibreOffice/5.1.6.2$Linux_x86 LibreOffice_project/10m0$Build-2</meta:generator>
    <meta:print-date>2020-06-04T15:09:42.507340570</meta:print-date>
    <meta:document-statistic meta:object-count="138"/>
  </office:meta>
</office:document-meta>
</file>